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8" style:family="paragraph" style:parent-style-name="Normal_20__28_Web_29_">
      <style:paragraph-properties style:writing-mode="lr-tb"/>
      <style:text-properties fo:font-size="12pt" style:font-size-complex="12pt"/>
    </style:style>
    <style:style style:name="P9" style:family="paragraph" style:parent-style-name="Body_20_Text_20_2">
      <style:paragraph-properties style:writing-mode="lr-tb"/>
    </style:style>
    <style:style style:name="P10" style:family="paragraph" style:parent-style-name="Body_20_Text_20_2">
      <style:paragraph-properties style:writing-mode="lr-tb"/>
      <style:text-properties fo:font-style="italic" style:font-style-complex="italic"/>
    </style:style>
    <style:style style:name="P11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</style:style>
    <style:style style:name="P13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4" style:family="paragraph" style:parent-style-name="Normal_20__28_Web_29_">
      <style:paragraph-properties fo:margin-top="0.176cm" fo:margin-bottom="0cm" style:writing-mode="lr-tb"/>
    </style:style>
    <style:style style:name="P15" style:family="paragraph" style:parent-style-name="Body_20_Text_20_2">
      <style:paragraph-properties fo:margin-left="0cm" fo:margin-right="0cm" fo:text-indent="1.249cm" style:auto-text-indent="false" style:writing-mode="lr-tb"/>
    </style:style>
    <style:style style:name="P16" style:family="paragraph" style:parent-style-name="Body_20_Text_20_2">
      <style:paragraph-properties fo:margin-left="0cm" fo:margin-right="0cm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7" style:family="paragraph" style:parent-style-name="Body_20_Text_20_2">
      <style:paragraph-properties fo:margin-left="0cm" fo:margin-right="0cm" fo:text-align="end" style:justify-single-word="false" fo:text-indent="1.249cm" style:auto-text-indent="false" style:writing-mode="lr-tb"/>
      <style:text-properties fo:font-weight="bold" style:font-weight-complex="bold"/>
    </style:style>
    <style:style style:name="P18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 style:font-style-complex="italic" style:font-weight-complex="bold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9.252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  <style:style style:name="T4" style:family="text">
      <style:text-properties fo:font-size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weight-asian="normal" style:font-size-complex="12pt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t" text:name="structurereferente_lib_struc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code_postal" text:name="structurereferente_code_postal"/>
        <text:user-field-decl office:value-type="string" office:string-value="ville" text:name="structurereferente_ville"/>
        <text:user-field-decl office:value-type="string" office:string-value="structurereferente_numtel" text:name="structurereferente_numtel"/>
        <text:user-field-decl office:value-type="string" office:string-value="contratinsertion_pers_charg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" text:name="contratinsertion_duree_engag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serviceinstructeur_lib_service" text:name="serviceinstructeur_lib_service"/>
        <text:user-field-decl office:value-type="string" office:string-value="permanence_numtel" text:name="permanence_numtel"/>
        <text:user-field-decl office:value-type="string" office:string-value="permanence_ville" text:name="permanence_ville"/>
        <text:user-field-decl office:value-type="string" office:string-value="user_numtel" text:name="user_numtel"/>
        <text:user-field-decl office:value-type="string" office:string-value="user_nom" text:name="user_nom"/>
        <text:user-field-decl office:value-type="string" office:string-value="user_prenom" text:name="user_prenom"/>
      </text:user-field-decls>
      <text:p text:style-name="P21"><text:tab/><text:span text:style-name="T6"><text:user-field-get text:name="structurereferente_ville">ville</text:user-field-get></text:span>, le <text:date style:data-style-name="N76" text:date-value="2012-03-02T15:09:38.03">2 mars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Direction des Politiques Sociales</text:p>
            <text:p text:style-name="P19">Cellule de Gestion de l'Allocation rSa</text:p>
            <text:p text:style-name="P19">25 Rue Petite la Monnaie</text:p>
            <text:p text:style-name="P13">66000 PERPIGNAN</text:p>
            <text:p text:style-name="P2">Tél : <text:span text:style-name="T5"><text:user-field-get text:name="user_numtel">user_numtel</text:user-field-get></text:span></text:p>
            <text:p text:style-name="P3">Dossier suivi par: <text:user-field-get text:name="user_nom">user_nom</text:user-field-get> <text:user-field-get text:name="user_prenom">user_prenom</text:user-field-get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locaadr"/></text:p>
          </table:table-cell>
        </table:table-row>
      </table:table>
      <text:p text:style-name="P3"/>
      <text:p text:style-name="P6"/>
      <text:p text:style-name="P3"/>
      <text:p text:style-name="P7">Réf. Dos. : <text:user-field-get text:name="dossier_matricule"/></text:p>
      <text:p text:style-name="P7">Objet : <text:span text:style-name="T1">rSa </text:span>- votre contrat d'engagements réciproques (CER) particulier validé</text:p>
      <text:p text:style-name="P10"/>
      <text:p text:style-name="P9"/>
      <text:p text:style-name="P9"><text:span text:style-name="T2"><text:tab/></text:span><text:span text:style-name="T2"><text:user-field-get text:name="personne_qual"/></text:span><text:span text:style-name="T2">,</text:span></text:p>
      <text:p text:style-name="P9"/>
      <text:p text:style-name="P15">La Présidente du Conseil Général vous a accordé l'ouverture du droit au rSa.</text:p>
      <text:p text:style-name="P9"/>
      <text:p text:style-name="P9"><text:tab/>Toutefois, dans <text:s/>le cadre du dispositif rSa vous avez l'obligation de vous engager dans un parcours d'insertion afin d'améliorer votre situation et/ou de retrouver une activité professionnelle.</text:p>
      <text:p text:style-name="P9"/>
      <text:p text:style-name="P9"><text:tab/>A ce titre, vous avez élaboré et signé, un contrat d'engagements réciproques (CER) le <text:user-field-get text:name="contratinsertion_date_saisi_ci"/>, avec l’aide de <text:user-field-get text:name="referent_qual">referent_qual</text:user-field-get> <text:user-field-get text:name="referent_nom">referent_nom</text:user-field-get> <text:user-field-get text:name="referent_prenom">referent_prenom</text:user-field-get> <text:s/>de la <text:span text:style-name="T7"><text:user-field-get text:name="structurereferente_lib_struc">structurereferente_lib_struct</text:user-field-get></text:span> </text:p>
      <text:p text:style-name="P9"/>
      <text:p text:style-name="P9"><text:tab/>La Présidente du Conseil Général a décidé de valider ce contrat, dont vous trouverez la copie en pièce jointe, pour une durée de <text:user-field-get text:name="contratinsertion_duree_engag"/> du <text:user-field-get text:name="contratinsertion_dd_ci"/> <text:s/>au <text:user-field-get text:name="contratinsertion_df_ci"/>. <text:s/></text:p>
      <text:p text:style-name="P9"><text:tab/></text:p>
      <text:p text:style-name="P9"><text:tab/>Nous vous rappelons que vous vous êtes engagé à respecter les dispositions prévues dans ce contrat<text:span text:style-name="T3">.</text:span></text:p>
      <text:p text:style-name="P9"/>
      <text:p text:style-name="P9"><text:tab/>Enfin, si vous contestez cette décision vous disposez d'un délai de deux mois à compter de la réception de cette notification pour exercer un recours auprès de la Présidente du Conseil Général <text:s/>à l'adresse ci-dessous:</text:p>
      <text:p text:style-name="P9"/>
      <text:p text:style-name="P14"><text:tab/><text:tab/><text:tab/><text:tab/><text:tab/><text:span text:style-name="T4">CONSEIL GENERAL</text:span></text:p>
      <text:p text:style-name="P8"><text:tab/><text:tab/><text:tab/><text:tab/><text:tab/>Direction des politiques sociales</text:p>
      <text:p text:style-name="P8"><text:tab/><text:tab/><text:tab/><text:tab/><text:tab/>25 rue Petite la Monnaie</text:p>
      <text:p text:style-name="P9"><text:tab/><text:tab/><text:tab/><text:tab/><text:tab/>66000 PERPIGNAN</text:p>
      <text:p text:style-name="P9"><text:tab/></text:p>
      <text:p text:style-name="P17">.../...</text:p>
      <text:p text:style-name="P16"><text:soft-page-break/></text:p>
      <text:p text:style-name="P11">Attention : pour conserver vos droits, il est indispensable que vous répondiez à toutes les convocations qui vous seront adressées dans le cadre du suivi de votre parcours d’insertion. <text:tab/></text:p>
      <text:p text:style-name="P9"/>
      <text:p text:style-name="P18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9"/>
      <text:p text:style-name="P9"><text:tab/>Veuillez agréer, <text:user-field-get text:name="personne_qual"/>, l’expression de mes sincères salutations.</text:p>
      <text:p text:style-name="P9"/>
      <text:p text:style-name="P9"/>
      <text:p text:style-name="P9"/>
      <text:p text:style-name="P12"><text:tab/>Pour la Présidente du Conseil Général et par délégation,</text:p>
      <text:p text:style-name="P12"><text:tab/>Le Responsable Mission rSa,</text:p>
      <text:p text:style-name="P9"/>
      <text:p text:style-name="P9"/>
      <text:p text:style-name="P9"/>
      <text:p text:style-name="P9"><text:tab/><text:tab/><text:tab/><text:tab/><text:tab/><text:tab/> <text:s text:c="5"/>Sylvie FABRE - ORTU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3-02T15:09:37.98</dc:date>
    <meta:print-date>2011-09-29T15:39:00</meta:print-date>
    <meta:generator>LibreOffice/3.4$Win32 LibreOffice_project/340m1$Build-402</meta:generator>
    <meta:editing-duration>PT15H24M50S</meta:editing-duration>
    <meta:editing-cycles>7</meta:editing-cycles>
    <meta:document-statistic meta:table-count="1" meta:image-count="0" meta:object-count="0" meta:page-count="2" meta:paragraph-count="33" meta:word-count="290" meta:character-count="1936" meta:non-whitespace-character-count="1593"/>
  </office:meta>
</office:document-meta>
</file>